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4003590C91CFB5AA8B8.png" manifest:media-type="image/png"/>
  <manifest:file-entry manifest:full-path="Pictures/1000020100000500000004001622D6E71825CD1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38761d" fo:font-size="24pt" fo:font-style="italic" style:font-size-asian="24pt" style:font-style-asian="italic" style:font-size-complex="24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Спільний доступ до документів </text:span></text:p>
      <text:p text:style-name="P1"><text:span text:style-name="T2"><text:s text:c="115"/></text:span><text:span text:style-name="T2"><office:annotation office:name="__Annotation__5_3931271229"><dc:creator>Инна Попова</dc:creator><dc:date>2019-10-02T10:23:50</dc:date><text:p><text:span text:style-name="T3">Виконання лабораторної роботи</text:span></text:p></office:annotation></text:span><text:span text:style-name="T2"><text:s text:c="3"/>Відредактовано Попова</text:span><office:annotation-end office:name="__Annotation__5_3931271229"/></text:p>
      <text:p text:style-name="P1"><draw:frame draw:style-name="fr1" draw:name="image2.png" text:anchor-type="as-char" svg:width="6.2709in" svg:height="5.0138in" draw:z-index="0"><draw:image xlink:href="Pictures/1000020100000500000004001622D6E71825CD10.png" xlink:type="simple" xlink:show="embed" xlink:actuate="onLoad" loext:mime-type="image/png"/></draw:frame></text:p>
      <text:p text:style-name="P1"><draw:frame draw:style-name="fr1" draw:name="image1.png" text:anchor-type="as-char" svg:width="5.948in" svg:height="4.7602in" draw:z-index="0"><draw:image xlink:href="Pictures/1000020100000500000004003590C91CFB5AA8B8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4" meta:word-count="6" meta:character-count="169" meta:non-whitespace-character-count="46"/>
    <meta:generator>LibreOfficeDev/6.0.5.2$Linux_X86_64 LibreOffice_project/</meta:generator>
  </office:meta>
</office:document-meta>
</file>